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264b"/>
    </style:style>
    <style:style style:name="P2" style:family="paragraph" style:parent-style-name="Standard">
      <style:paragraph-properties fo:break-before="page"/>
      <style:text-properties officeooo:paragraph-rsid="000f0bec"/>
    </style:style>
    <style:style style:name="P3" style:family="paragraph" style:parent-style-name="Standard">
      <style:paragraph-properties fo:break-before="page"/>
      <style:text-properties officeooo:paragraph-rsid="0012264b"/>
    </style:style>
    <style:style style:name="P4" style:family="paragraph" style:parent-style-name="Standard">
      <style:text-properties officeooo:paragraph-rsid="00150382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officeooo:paragraph-rsid="0022929e"/>
    </style:style>
    <style:style style:name="P7" style:family="paragraph" style:parent-style-name="Standard">
      <style:text-properties officeooo:paragraph-rsid="002567e8"/>
    </style:style>
    <style:style style:name="P8" style:family="paragraph" style:parent-style-name="Standard">
      <style:text-properties officeooo:paragraph-rsid="000f0bec"/>
    </style:style>
    <style:style style:name="P9" style:family="paragraph" style:parent-style-name="Standard">
      <style:paragraph-properties fo:break-before="page"/>
      <style:text-properties officeooo:paragraph-rsid="00166ec3"/>
    </style:style>
    <style:style style:name="P10" style:family="paragraph" style:parent-style-name="Standard">
      <style:paragraph-properties fo:break-before="page"/>
      <style:text-properties officeooo:paragraph-rsid="001abf06"/>
    </style:style>
    <style:style style:name="P11" style:family="paragraph" style:parent-style-name="Standard">
      <style:paragraph-properties fo:break-before="page"/>
      <style:text-properties officeooo:paragraph-rsid="0022929e"/>
    </style:style>
    <style:style style:name="P12" style:family="paragraph" style:parent-style-name="Standard">
      <style:paragraph-properties fo:break-before="page"/>
      <style:text-properties officeooo:paragraph-rsid="002567e8"/>
    </style:style>
    <style:style style:name="P13" style:family="paragraph" style:parent-style-name="Standard">
      <style:paragraph-properties fo:break-before="page"/>
      <style:text-properties officeooo:paragraph-rsid="000f0b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9d1d" style:font-weight-asian="bold" style:font-weight-complex="bold"/>
    </style:style>
    <style:style style:name="T3" style:family="text">
      <style:text-properties fo:font-weight="bold" officeooo:rsid="000f0bec" style:font-weight-asian="bold" style:font-weight-complex="bold"/>
    </style:style>
    <style:style style:name="T4" style:family="text">
      <style:text-properties officeooo:rsid="0004dfd3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053570"/>
    </style:style>
    <style:style style:name="T7" style:family="text">
      <style:text-properties officeooo:rsid="0007b0b6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0c25f9"/>
    </style:style>
    <style:style style:name="T10" style:family="text">
      <style:text-properties style:font-name="Courier New" officeooo:rsid="001521c1"/>
    </style:style>
    <style:style style:name="T11" style:family="text">
      <style:text-properties style:font-name="Courier New" officeooo:rsid="00166ec3"/>
    </style:style>
    <style:style style:name="T12" style:family="text">
      <style:text-properties style:font-name="Courier New" officeooo:rsid="001abf06"/>
    </style:style>
    <style:style style:name="T13" style:family="text">
      <style:text-properties officeooo:rsid="000875e9"/>
    </style:style>
    <style:style style:name="T14" style:family="text">
      <style:text-properties officeooo:rsid="000a468b"/>
    </style:style>
    <style:style style:name="T15" style:family="text">
      <style:text-properties officeooo:rsid="000d6328"/>
    </style:style>
    <style:style style:name="T16" style:family="text">
      <style:text-properties officeooo:rsid="000e6fa7"/>
    </style:style>
    <style:style style:name="T17" style:family="text">
      <style:text-properties officeooo:rsid="00150382"/>
    </style:style>
    <style:style style:name="T18" style:family="text">
      <style:text-properties style:font-name="Courier New" officeooo:rsid="00150382"/>
    </style:style>
    <style:style style:name="T19" style:family="text">
      <style:text-properties style:font-name="Courier New" officeooo:rsid="001e05e8"/>
    </style:style>
    <style:style style:name="T20" style:family="text">
      <style:text-properties officeooo:rsid="00179b59"/>
    </style:style>
    <style:style style:name="T21" style:family="text">
      <style:text-properties officeooo:rsid="001abf06"/>
    </style:style>
    <style:style style:name="T22" style:family="text">
      <style:text-properties officeooo:rsid="001ca817"/>
    </style:style>
    <style:style style:name="T23" style:family="text">
      <style:text-properties officeooo:rsid="001e05e8"/>
    </style:style>
    <style:style style:name="T24" style:family="text">
      <style:text-properties officeooo:rsid="001f8deb"/>
    </style:style>
    <style:style style:name="T25" style:family="text">
      <style:text-properties officeooo:rsid="001fbd97"/>
    </style:style>
    <style:style style:name="T26" style:family="text">
      <style:text-properties officeooo:rsid="002065b8"/>
    </style:style>
    <style:style style:name="T27" style:family="text">
      <style:text-properties officeooo:rsid="0021f5cf"/>
    </style:style>
    <style:style style:name="T28" style:family="text">
      <style:text-properties officeooo:rsid="0022929e"/>
    </style:style>
    <style:style style:name="T29" style:family="text">
      <style:text-properties officeooo:rsid="0023c800"/>
    </style:style>
    <style:style style:name="T30" style:family="text">
      <style:text-properties officeooo:rsid="00252d53"/>
    </style:style>
    <style:style style:name="T31" style:family="text">
      <style:text-properties officeooo:rsid="00256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S 4</text:span><text:span text:style-name="T3">23</text:span><text:span text:style-name="T1"> Midterm Examination</text:span><text:span text:style-name="T2"> <text:s text:c="12"/></text:span><text:s text:c="14"/>Name: ____________________________________ </text:p>
      <text:p text:style-name="Standard"/>
      <text:p text:style-name="Standard">1. (<text:span text:style-name="T20">3</text:span>0 points) <text:span text:style-name="T17">Suppose that, like many famous languages, you had to support nested comments, so that the comment </text:span><text:span text:style-name="T18">/* this is /* a nice */ comment */</text:span><text:span text:style-name="T17"> was treated as one big comment. <text:s/>Further suppose that such nesting was allowed up to 3 levels deep, but no more. So, for example, the following attempt at a comment would be flagged as an error:</text:span></text:p>
      <text:p text:style-name="Standard"/>
      <text:p text:style-name="P5">/* <text:span text:style-name="T17">this is /* a nice /* big /* juicy */ detailed */ organic */ comment */</text:span></text:p>
      <text:p text:style-name="Standard"/>
      <text:p text:style-name="P4"><text:span text:style-name="T17">Are these limited-nesting comment rules implementable using Flex regular expressions? <text:s/>If so, give Flex rule(s) that implement these rules, and show how errors are caught and reported. <text:s/>If these comment rules are not implementable, explain (and give examples) why not.</text:span></text:p>
      <text:p text:style-name="Standard"/>
      <text:p text:style-name="P9"><text:s/>2. (30 points) (a) Write a <text:span text:style-name="T5">regular expression</text:span> (you may use Flex extended regular expression operators) for <text:span text:style-name="T6">the set of strings described</text:span> by the <text:span text:style-name="T6">context free</text:span> grammar below. You may use <text:span text:style-name="T6">{id} to denote</text:span> usual regular expression for <text:span text:style-name="T4">C/C++ </text:span>variable names for IDENT, <text:span text:style-name="T6">namely [a-zA-Z_][a-zA-Z0-9]*</text:span>. (b) Under what circumstances is it better to use regular expressions, and under what circumstances is it better to use context free grammars?<text:line-break/><text:line-break/><text:span text:style-name="T10">LVarD</text:span><text:span text:style-name="T8"> : </text:span><text:span text:style-name="T10">T</text:span><text:span text:style-name="T8">ype </text:span><text:span text:style-name="T10">VarDs</text:span><text:span text:style-name="T8"> ';' <text:s/>;<text:line-break/></text:span><text:span text:style-name="T10">T</text:span><text:span text:style-name="T8">ype : INT | DOUBLE </text:span><text:span text:style-name="T11">| BOOL | Name</text:span><text:span text:style-name="T8"> ;<text:line-break/></text:span><text:span text:style-name="T11">Name : IDENT | QualifiedName ;<text:line-break/>QualifiedName : Name '.' IDENT ;</text:span><text:span text:style-name="T8"><text:line-break/></text:span><text:span text:style-name="T10">VarDs</text:span><text:span text:style-name="T8"> : </text:span><text:span text:style-name="T10">VarD</text:span><text:span text:style-name="T8"> | </text:span><text:span text:style-name="T10">VarD</text:span><text:span text:style-name="T8"> ',' </text:span><text:span text:style-name="T10">VarDs</text:span><text:span text:style-name="T8"> ;<text:line-break/></text:span><text:span text:style-name="T10">VarD</text:span><text:span text:style-name="T8">: IDENT | IDENT '[' ']' ;</text:span></text:p>
      <text:p text:style-name="Standard"/>
      <text:p text:style-name="P2"><text:span text:style-name="T16">3</text:span>. (20 points) <text:span text:style-name="T16">Explain how the Bison value stack is used: (a) during a shift operation, (b) during a reduce operation.</text:span></text:p>
      <text:p text:style-name="P8"/>
      <text:p text:style-name="P2"><text:span text:style-name="T16">4</text:span>. (30 points) (a) Describe how and when internal nodes need to be constructed, in order for a Bison-based parser to end up with a tree that holds all leaves/terminal symbols. (b) Under what circumstances might a new non-terminal node construction site be skipped? (c) Under what circumstances might some of the leaves/terminal symbols not be needed later during compilation?<text:line-break/></text:p>
      <text:p text:style-name="P11"><text:span text:style-name="T16">5</text:span>. (40 points) Consider the following grammar for <text:span text:style-name="T28">Jzero if statements</text:span>, given in <text:span text:style-name="T28">Bison/YACC</text:span> syntax. <text:span text:style-name="T28">Note that it stops at Expr and Block, giving no non-terminal definitions</text:span><text:line-break/><text:line-break/><text:span text:style-name="T9">IfThenStmt: IF '(' Expr ')' Block ;</text:span></text:p>
      <text:p text:style-name="P6"><text:span text:style-name="T9">IfThenElseStmt: IF '(' Expr ')' Block ELSE Block ;</text:span></text:p>
      <text:p text:style-name="P6"><text:span text:style-name="T9">IfThenElseIfStmt: IF '(' Expr ')' Block ElseIfSequence</text:span></text:p>
      <text:p text:style-name="P6"><text:span text:style-name="T9"><text:s text:c="7"/>| <text:s/>IF '(' Expr ')' Block ElseIfSequence ELSE Block ;</text:span></text:p>
      <text:p text:style-name="P6"><text:span text:style-name="T9"/></text:p>
      <text:p text:style-name="P6"><text:span text:style-name="T9">ElseIfSequence: ElseIfStmt | ElseIfSequence ElseIfStmt ;</text:span></text:p>
      <text:p text:style-name="P6"><text:span text:style-name="T9">ElseIfStmt: ELSE IfThenStmt ;</text:span><text:line-break/><text:line-break/><text:span text:style-name="T28">If you feed this grammar fragment into Bison/YACC by itself, </text:span>a) What are the terminal symbols? b) What are the nonterminal symbols? c) Which nonterminals have recursive productions?<text:span text:style-name="T28">\</text:span></text:p>
      <text:p text:style-name="P6"/>
      <text:p text:style-name="P7"><text:span text:style-name="T28">(d) </text:span><text:span text:style-name="T29">I</text:span><text:span text:style-name="T28">n Bison grammars, w</text:span><text:span text:style-name="T14">hy </text:span><text:span text:style-name="T29">do</text:span><text:span text:style-name="T14"> some recursive grammar rules use epsilon, while others do not?</text:span></text:p>
      <text:p text:style-name="P7"/>
      <text:p text:style-name="P7"/>
      <text:p text:style-name="P12"><text:span text:style-name="T31">6. (30 points) </text:span><text:span text:style-name="T15">Rewrite th</text:span><text:span text:style-name="T30">e </text:span><text:span text:style-name="T15">grammar </text:span><text:span text:style-name="T31">from problem #5 with the following changes. Define</text:span><text:span text:style-name="T15"> </text:span><text:span text:style-name="T31">Block as a non-terminal consisting of a sequence of zero or more statements enclosed in curly brackets. Allow the use of either a Block or a Statement in each location that currently allows only a Block on the righthand side of the grammar. Define a Statement to be either an IfThenStmt, an IfThenElseStmt or an OtherStmt, followed by a semi-colon. You may leave OtherStmt as a terminal symbol.</text:span><text:line-break/></text:p>
      <text:p text:style-name="P10"><text:span text:style-name="T31">7</text:span>. (30 points) Write C <text:span text:style-name="T21">or Java </text:span>code that is error free and produces no warnings, which performs the following tasks: a) declare a variable <text:span text:style-name="T21">that can hold a </text:span>pointer/<text:span text:style-name="T21">reference</text:span> to <text:span text:style-name="T21">a</text:span> <text:span text:style-name="T8">token</text:span>, where <text:span text:style-name="T21">a</text:span> <text:span text:style-name="T8">token</text:span> has an integer <text:span text:style-name="T8">category</text:span>, a string <text:span text:style-name="T8">lexeme</text:span>, and an integer <text:span text:style-name="T8">lineno</text:span>, b) allocate <text:span text:style-name="T21">a </text:span><text:span text:style-name="T12">token </text:span><text:span text:style-name="T21">instance</text:span> from the heap and point your variable at it, and c) initialize your memory to all zero bits. You may assume <text:span text:style-name="T13">that the definition of</text:span> <text:span text:style-name="T8">token</text:span> <text:span text:style-name="T21">(struct or class) </text:span>with its <text:span text:style-name="T21">member/</text:span>field definitions has already been defined <text:span text:style-name="T21">and visible </text:span>in the <text:span text:style-name="T21">source </text:span>file before your code fragmen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1">8</text:span>. (20 points) <text:span text:style-name="T27">How do you debug a Bison (or YACC) grammar? <text:s/>What kinds of bugs are likely to occur, and how are they discovered and fixed?</text:span></text:p>
      <text:p text:style-name="P1"/>
      <text:p text:style-name="P3"><text:span text:style-name="T31">9</text:span>. (30 points) What are semantic attributes? Briefly define <text:span text:style-name="T25">synthesized and inherited attributes,</text:span> and give <text:span text:style-name="T25">an </text:span>example of <text:span text:style-name="T24">how you might use </text:span><text:span text:style-name="T26">such </text:span><text:span text:style-name="T24">semantic a</text:span>ttributes <text:span text:style-name="T24">to keep track of symbol table information during</text:span> semantic analysis for a language such as C <text:span text:style-name="T24">or Java</text:span>.<text:line-break/><text:line-break/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<text:line-break/><text:span text:style-name="T31">10</text:span>. (30 points) Symbol tables play a prominent role in semantic analysis. <text:span text:style-name="T7">Compare what kinds of scopes are present in the </text:span><text:span text:style-name="T22">full</text:span><text:span text:style-name="T7"> </text:span><text:span text:style-name="T22">Java</text:span><text:span text:style-name="T7"> language, with that of our subset language </text:span><text:span text:style-name="T22">Jzero</text:span><text:span text:style-name="T7">. <text:s/>Suppose you had to support the notion of </text:span><text:span text:style-name="T23">package</text:span><text:span text:style-name="T7"> scoping in </text:span><text:span text:style-name="T23">Jzero</text:span><text:span text:style-name="T7"> such that names </text:span><text:span text:style-name="T23">are referenced within the current package, and names in other packages can be referenced with (possibly a chain of) names separated by periods, as in the example </text:span><text:span text:style-name="T19">package.name</text:span><text:span text:style-name="T23"> syntax. </text:span><text:span text:style-name="T7">What might you <text:s/>do in your compiler’s symbol tables so that the names </text:span><text:span text:style-name="T23">defined in various packages can be found when needed</text:span><text:span text:style-name="T7">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inton Jeffery</meta:initial-creator>
    <meta:creation-date>2017-10-10T10:30:28.09</meta:creation-date>
    <dc:date>2022-03-09T11:12:40.598000000</dc:date>
    <meta:editing-duration>PT3H43M56S</meta:editing-duration>
    <meta:editing-cycles>34</meta:editing-cycles>
    <meta:generator>LibreOffice/7.0.2.2$Windows_X86_64 LibreOffice_project/8349ace3c3162073abd90d81fd06dcfb6b36b994</meta:generator>
    <meta:document-statistic meta:table-count="0" meta:image-count="0" meta:object-count="0" meta:page-count="8" meta:paragraph-count="19" meta:word-count="781" meta:character-count="4680" meta:non-whitespace-character-count="3833"/>
  </office:meta>
</office:document-meta>
</file>